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16217"/>
    </style:style>
    <style:style style:name="T5" style:family="text">
      <style:text-properties officeooo:rsid="003d6e1c"/>
    </style:style>
    <style:style style:name="T6" style:family="text">
      <style:text-properties officeooo:rsid="004a8479"/>
    </style:style>
    <style:style style:name="T7" style:family="text">
      <style:text-properties officeooo:rsid="005cd74a"/>
    </style:style>
    <style:style style:name="T8" style:family="text">
      <style:text-properties officeooo:rsid="00600aab"/>
    </style:style>
    <style:style style:name="T9" style:family="text">
      <style:text-properties officeooo:rsid="006b03fa"/>
    </style:style>
    <style:style style:name="T10" style:family="text">
      <style:text-properties officeooo:rsid="006f255c"/>
    </style:style>
    <style:style style:name="T11" style:family="text">
      <style:text-properties officeooo:rsid="00933e3e"/>
    </style:style>
    <style:style style:name="T12" style:family="text">
      <style:text-properties officeooo:rsid="00a3a8cd"/>
    </style:style>
    <style:style style:name="T13" style:family="text">
      <style:text-properties officeooo:rsid="00aee19a"/>
    </style:style>
    <style:style style:name="T14" style:family="text">
      <style:text-properties officeooo:rsid="00cab5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ools zu vergleichen. Dabei werden die einzelnen Tools analysiert und die Schwachstellen aufgezeigt. Dazu werden für die einzelnen Schwachstellen Lösungsansätze präsentiert bezugnehmend auf den derzeitigen Stand der Entwicklung der jeweiligen <text:span text:style-name="T14">Werkzeuge</text:span>.</text:p>
      <text:p text:style-name="P1"/>
      <text:p text:style-name="P2">Des Weiteren wird der umzusetzende Use-Case beschrieben. Dazu gehört, was der Use-Case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3"><text:span text:style-name="T4">Dabei will man natürlich möglichst den Messvorgang automatisieren um ihn auch mit unterschiedlichsten Konfigurationen wiederholen zu können und damit die verschiedenen Einsatzszenarios zu testen.</text:spa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5">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in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6">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7">Werkzeug „voldemort-performance-tool“, welches wie der Rest von Voldemort in Java geschrieben ist. Das Werkzeug bietet für alle Methoden von Voldemort einen Test an.</text:span></text:p>
      <text:p text:style-name="P5"/>
      <text:p text:style-name="P5"><text:span text:style-name="T8">Des Weiteren gibt es noch eine Reihe anderer Werkzeuge, welche von den großen Firmen wie Amazon, Google, Yahoo, … bereitgestellt werden und teilweise kostenpflichtig sind. Diese Werkzeuge sind dann </text:span><text:soft-page-break/><text:span text:style-name="T8">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9">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10">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haben sich verschiedene Modelle und Methoden entwickelt, um diesen Prozess zu begleiten.</text:span></text:p>
      <text:p text:style-name="P7"/>
      <text:p text:style-name="P7"><text:span text:style-name="T10">Zum einen gibt es die schwergewichtigen Prozessmodelle wie zum Beispiel Wasserfall. Auf der anderen Seite gibt es auch leichtgewichtige Prozesse wie Extrem Programming. Daneben gibt es noch die Modelle, die genau zwischen den beiden Seiten sich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span></text:p>
      <text:p text:style-name="P7"/>
      <text:h text:style-name="Heading_20_3" text:outline-level="3">Anforderung des Benchmark-Werkzeug<text:span text:style-name="T11">e</text:span>s</text:h>
      <text:p text:style-name="Standard"/>
      <text:p text:style-name="P8">Das umgeschriebene Programm „mc-benchmark“ muss dieselbe Funktionalität erfüllen, wie das Original. <text:span text:style-name="T12">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3">e</text:span> Reihe zusätzlicher Anforderungen. <text:span text:style-name="T13">Dazu gehört, dass die fehlenden Methoden vom Werkzeug mit abgedeckt werden sollen, wie „add“, „replace“, „append“, „prepand“, „delete“, „incr/decr“, … . Diese Anforderung ist einfach umzusetzen, da man auf die vorhandenen Tests zugreifen und diese ggf. anpass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4T22:10:10.265226041</dc:date>
    <meta:editing-duration>PT7H33M31S</meta:editing-duration>
    <meta:editing-cycles>142</meta:editing-cycles>
    <meta:document-statistic meta:table-count="0" meta:image-count="0" meta:object-count="0" meta:page-count="2" meta:paragraph-count="17" meta:word-count="815" meta:character-count="5976" meta:non-whitespace-character-count="5176"/>
  </office:meta>
</office:document-meta>
</file>